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2193in"/>
    </style:style>
    <style:style style:name="co4" style:family="table-column">
      <style:table-column-properties fo:break-before="auto" style:column-width="1.6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Voltmeter C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Distance(4mm)</text:p>
          </table:table-cell>
          <table:table-cell table:style-name="Default" office:value-type="string" calcext:value-type="string">
            <text:p>Distance(mm)</text:p>
          </table:table-cell>
          <table:table-cell table:style-name="Default" office:value-type="string" calcext:value-type="string">
            <text:p>Voltage(Arduino)</text:p>
          </table:table-cell>
          <table:table-cell table:style-name="Default" office:value-type="string" calcext:value-type="string">
            <text:p>Voltage(Sensor Output)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4.9" calcext:value-type="float">
            <text:p>4.90</text:p>
          </table:table-cell>
          <table:table-cell office:value-type="float" office:value="4.8" calcext:value-type="float">
            <text:p>4.80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4.89" calcext:value-type="float">
            <text:p>4.89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3.33" calcext:value-type="float">
            <text:p>3.3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3.07" calcext:value-type="float">
            <text:p>3.0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2.89" calcext:value-type="float">
            <text:p>2.8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2.8" calcext:value-type="float">
            <text:p>2.80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2.7" calcext:value-type="float">
            <text:p>2.7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2.63" calcext:value-type="float">
            <text:p>2.6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2.6" calcext:value-type="float">
            <text:p>2.6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2.58" calcext:value-type="float">
            <text:p>2.5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 office:value-type="float" office:value="2.55" calcext:value-type="float">
            <text:p>2.55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18" calcext:value-type="float">
            <text:p>18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19" calcext:value-type="float">
            <text:p>19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20" calcext:value-type="float">
            <text:p>20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22" calcext:value-type="float">
            <text:p>22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23" calcext:value-type="float">
            <text:p>23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24" calcext:value-type="float">
            <text:p>24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25" calcext:value-type="float">
            <text:p>25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26" calcext:value-type="float">
            <text:p>26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2.5" calcext:value-type="float">
            <text:p>2.5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28" calcext:value-type="float">
            <text:p>28.00</text:p>
          </table:table-cell>
          <table:table-cell office:value-type="float" office:value="2.5" calcext:value-type="float">
            <text:p>2.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2.5" calcext:value-type="float">
            <text:p>2.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float" office:value="30" calcext:value-type="float">
            <text:p>30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31" calcext:value-type="float">
            <text:p>31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float" office:value="32" calcext:value-type="float">
            <text:p>32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float" office:value="33" calcext:value-type="float">
            <text:p>33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float" office:value="34" calcext:value-type="float">
            <text:p>34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float" office:value="35" calcext:value-type="float">
            <text:p>35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36" calcext:value-type="float">
            <text:p>36.00</text:p>
          </table:table-cell>
          <table:table-cell office:value-type="float" office:value="2.48" calcext:value-type="float">
            <text:p>2.48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3:05:21.008693911</meta:creation-date>
    <dc:date>2025-04-24T22:32:30.013270441</dc:date>
    <meta:editing-duration>PT1H14M32S</meta:editing-duration>
    <meta:editing-cycles>2</meta:editing-cycles>
    <meta:generator>LibreOffice/24.2.7.2$Linux_X86_64 LibreOffice_project/420$Build-2</meta:generator>
    <meta:document-statistic meta:table-count="1" meta:cell-count="148" meta:object-count="0"/>
  </office:meta>
</office:document-meta>
</file>